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cd7a7"/>
    </style:style>
    <style:style style:name="T1" style:family="text">
      <style:text-properties officeooo:rsid="000cd7a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85">
        <text:h text:style-name="P1" text:outline-level="2">Sidebar: <text:span text:style-name="T1">Search</text:span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06:09:37.042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1.1.3$Windows_X86_64 LibreOffice_project/89f508ef3ecebd2cfb8e1def0f0ba9a803b88a6d</meta:generator>
  </office:meta>
</office:document-meta>
</file>